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23400b"/>
    </style:style>
    <style:style style:name="P3" style:family="paragraph" style:parent-style-name="Text_20_body">
      <style:paragraph-properties fo:text-align="justify" style:justify-single-word="false"/>
      <style:text-properties officeooo:paragraph-rsid="002681dd"/>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officeooo:paragraph-rsid="002ba90a" style:font-style-asian="normal" style:font-style-complex="normal"/>
    </style:style>
    <style:style style:name="P6" style:family="paragraph" style:parent-style-name="Text_20_body">
      <style:text-properties fo:language="en" fo:country="US"/>
    </style:style>
    <style:style style:name="P7" style:family="paragraph" style:parent-style-name="Title">
      <style:paragraph-properties fo:text-align="center" style:justify-single-word="false"/>
      <style:text-properties fo:font-size="18pt" fo:language="en" fo:country="US" style:font-size-asian="18pt" style:font-size-complex="18pt"/>
    </style:style>
    <style:style style:name="P8" style:family="paragraph" style:parent-style-name="Text_20_body">
      <style:paragraph-properties fo:text-align="center" style:justify-single-word="false"/>
      <style:text-properties fo:font-size="16pt" style:font-size-asian="16pt" style:font-size-complex="16pt"/>
    </style:style>
    <style:style style:name="P9" style:family="paragraph" style:parent-style-name="Text_20_body">
      <style:paragraph-properties fo:text-align="justify" style:justify-single-word="false"/>
      <style:text-properties fo:language="en" fo:country="US" fo:font-style="normal" fo:font-weight="normal" officeooo:rsid="002ba90a" officeooo:paragraph-rsid="002ba90a" style:font-style-asian="normal" style:font-weight-asian="normal" style:font-style-complex="normal" style:font-weight-complex="normal"/>
    </style:style>
    <style:style style:name="P10" style:family="paragraph" style:parent-style-name="Text_20_body">
      <style:paragraph-properties fo:text-align="justify" style:justify-single-word="false"/>
      <style:text-properties officeooo:paragraph-rsid="004074c3"/>
    </style:style>
    <style:style style:name="P11" style:family="paragraph" style:parent-style-name="Standard">
      <style:paragraph-properties fo:text-align="justify" style:justify-single-word="false"/>
      <style:text-properties fo:language="en" fo:country="US" fo:font-style="italic" officeooo:rsid="001b3588" style:font-size-asian="10.5pt" style:font-style-asian="italic" style:font-weight-asian="normal" style:font-style-complex="italic" style:font-weight-complex="normal"/>
    </style:style>
    <style:style style:name="T1" style:family="text">
      <style:text-properties fo:language="en" fo:country="US" style:font-weight-asian="normal" style:font-weight-complex="normal"/>
    </style:style>
    <style:style style:name="T2" style:family="text">
      <style:text-properties fo:language="en" fo:country="US" officeooo:rsid="001c3ae9" style:font-weight-asian="normal" style:font-weight-complex="normal"/>
    </style:style>
    <style:style style:name="T3" style:family="text">
      <style:text-properties fo:language="en" fo:country="US" officeooo:rsid="002202b7" style:font-weight-asian="normal" style:font-weight-complex="normal"/>
    </style:style>
    <style:style style:name="T4" style:family="text">
      <style:text-properties fo:language="en" fo:country="US" officeooo:rsid="0023400b" style:font-weight-asian="normal" style:font-weight-complex="normal"/>
    </style:style>
    <style:style style:name="T5" style:family="text">
      <style:text-properties fo:language="en" fo:country="US" officeooo:rsid="0023db55" style:font-weight-asian="normal" style:font-weight-complex="normal"/>
    </style:style>
    <style:style style:name="T6" style:family="text">
      <style:text-properties fo:language="en" fo:country="US" officeooo:rsid="0023e4d2" style:font-weight-asian="normal" style:font-weight-complex="normal"/>
    </style:style>
    <style:style style:name="T7" style:family="text">
      <style:text-properties fo:language="en" fo:country="US" officeooo:rsid="002508e6" style:font-weight-asian="normal" style:font-weight-complex="normal"/>
    </style:style>
    <style:style style:name="T8" style:family="text">
      <style:text-properties fo:language="en" fo:country="US" officeooo:rsid="002681dd" style:font-weight-asian="normal" style:font-weight-complex="normal"/>
    </style:style>
    <style:style style:name="T9" style:family="text">
      <style:text-properties fo:language="en" fo:country="US" officeooo:rsid="002a9673" style:font-weight-asian="normal" style:font-weight-complex="normal"/>
    </style:style>
    <style:style style:name="T10" style:family="text">
      <style:text-properties fo:language="en" fo:country="US" officeooo:rsid="002b78d8" style:font-weight-asian="normal" style:font-weight-complex="normal"/>
    </style:style>
    <style:style style:name="T11" style:family="text">
      <style:text-properties fo:language="en" fo:country="US" officeooo:rsid="002ba90a" style:font-weight-asian="normal" style:font-weight-complex="normal"/>
    </style:style>
    <style:style style:name="T12" style:family="text">
      <style:text-properties fo:language="en" fo:country="US" officeooo:rsid="002f6a17" style:font-weight-asian="normal" style:font-weight-complex="normal"/>
    </style:style>
    <style:style style:name="T13" style:family="text">
      <style:text-properties fo:language="en" fo:country="US" officeooo:rsid="00325cef" style:font-weight-asian="normal" style:font-weight-complex="normal"/>
    </style:style>
    <style:style style:name="T14" style:family="text">
      <style:text-properties fo:language="en" fo:country="US" officeooo:rsid="003b2f7f" style:font-weight-asian="normal" style:font-weight-complex="normal"/>
    </style:style>
    <style:style style:name="T15" style:family="text">
      <style:text-properties fo:language="en" fo:country="US" officeooo:rsid="003c527d" style:font-weight-asian="normal" style:font-weight-complex="normal"/>
    </style:style>
    <style:style style:name="T16" style:family="text">
      <style:text-properties fo:language="en" fo:country="US" officeooo:rsid="003d52ea" style:font-weight-asian="normal" style:font-weight-complex="normal"/>
    </style:style>
    <style:style style:name="T17" style:family="text">
      <style:text-properties fo:language="en" fo:country="US" officeooo:rsid="003e7746" style:font-weight-asian="normal" style:font-weight-complex="normal"/>
    </style:style>
    <style:style style:name="T18" style:family="text">
      <style:text-properties fo:language="en" fo:country="US" officeooo:rsid="004074c3" style:font-weight-asian="normal" style:font-weight-complex="normal"/>
    </style:style>
    <style:style style:name="T19" style:family="text">
      <style:text-properties fo:language="en" fo:country="US" officeooo:rsid="004851b8" style:font-weight-asian="normal" style:font-weight-complex="normal"/>
    </style:style>
    <style:style style:name="T20" style:family="text">
      <style:text-properties fo:language="en" fo:country="US" fo:font-style="italic" officeooo:rsid="002681dd" style:font-style-asian="italic" style:font-weight-asian="normal" style:font-style-complex="italic" style:font-weight-complex="normal"/>
    </style:style>
    <style:style style:name="T21" style:family="text">
      <style:text-properties fo:language="en" fo:country="US" fo:font-style="italic" officeooo:rsid="0023e4d2" style:font-style-asian="italic" style:font-weight-asian="normal" style:font-style-complex="italic" style:font-weight-complex="normal"/>
    </style:style>
    <style:style style:name="T22" style:family="text">
      <style:text-properties fo:language="en" fo:country="US" fo:font-style="italic" officeooo:rsid="00298c4d" style:font-style-asian="italic" style:font-weight-asian="normal" style:font-style-complex="italic" style:font-weight-complex="normal"/>
    </style:style>
    <style:style style:name="T23" style:family="text">
      <style:text-properties fo:language="en" fo:country="US" fo:font-style="italic" officeooo:rsid="003e7746" style:font-style-asian="italic" style:font-weight-asian="normal" style:font-style-complex="italic" style:font-weight-complex="normal"/>
    </style:style>
    <style:style style:name="T24" style:family="text">
      <style:text-properties fo:language="en" fo:country="US" fo:font-style="italic" fo:font-weight="normal" officeooo:rsid="002ba90a" style:font-style-asian="italic" style:font-weight-asian="normal" style:font-style-complex="italic" style:font-weight-complex="normal"/>
    </style:style>
    <style:style style:name="T25" style:family="text">
      <style:text-properties fo:language="en" fo:country="US" fo:font-style="normal" officeooo:rsid="002681dd" style:font-style-asian="normal" style:font-weight-asian="normal" style:font-style-complex="normal" style:font-weight-complex="normal"/>
    </style:style>
    <style:style style:name="T26" style:family="text">
      <style:text-properties fo:language="en" fo:country="US" fo:font-style="normal" officeooo:rsid="0027f84f" style:font-style-asian="normal" style:font-weight-asian="normal" style:font-style-complex="normal" style:font-weight-complex="normal"/>
    </style:style>
    <style:style style:name="T27" style:family="text">
      <style:text-properties fo:language="en" fo:country="US" fo:font-style="normal" officeooo:rsid="00298c4d" style:font-style-asian="normal" style:font-weight-asian="normal" style:font-style-complex="normal" style:font-weight-complex="normal"/>
    </style:style>
    <style:style style:name="T28" style:family="text">
      <style:text-properties fo:language="en" fo:country="US" fo:font-style="normal" officeooo:rsid="004074c3" style:font-style-asian="normal" style:font-weight-asian="normal" style:font-style-complex="normal" style:font-weight-complex="normal"/>
    </style:style>
    <style:style style:name="T29" style:family="text">
      <style:text-properties fo:language="en" fo:country="US" fo:font-style="normal" officeooo:rsid="004851b8" style:font-style-asian="normal" style:font-weight-asian="normal" style:font-style-complex="normal" style:font-weight-complex="normal"/>
    </style:style>
    <style:style style:name="T30" style:family="text">
      <style:text-properties fo:language="en" fo:country="US" fo:font-weight="normal" officeooo:rsid="002ba90a" style:font-weight-asian="normal" style:font-weight-complex="normal"/>
    </style:style>
    <style:style style:name="T31" style:family="text">
      <style:text-properties fo:language="en" fo:country="US" fo:font-weight="normal" officeooo:rsid="002d7393" style:font-weight-asian="normal" style:font-weight-complex="normal"/>
    </style:style>
    <style:style style:name="T32" style:family="text">
      <style:text-properties fo:language="en" fo:country="US" fo:font-weight="normal" officeooo:rsid="002f6a17" style:font-weight-asian="normal" style:font-weight-complex="normal"/>
    </style:style>
    <style:style style:name="T33" style:family="text">
      <style:text-properties fo:language="en" fo:country="US" fo:font-weight="normal" officeooo:rsid="00312f43" style:font-weight-asian="normal" style:font-weight-complex="normal"/>
    </style:style>
    <style:style style:name="T34" style:family="text">
      <style:text-properties fo:language="en" fo:country="US" fo:font-weight="normal" officeooo:rsid="00325cef" style:font-weight-asian="normal" style:font-weight-complex="normal"/>
    </style:style>
    <style:style style:name="T35" style:family="text">
      <style:text-properties fo:language="en" fo:country="US" fo:font-weight="normal" officeooo:rsid="00424b98" style:font-weight-asian="normal" style:font-weight-complex="normal"/>
    </style:style>
    <style:style style:name="T36" style:family="text">
      <style:text-properties fo:language="en" fo:country="US" fo:font-weight="normal" officeooo:rsid="0043935c" style:font-weight-asian="normal" style:font-weight-complex="normal"/>
    </style:style>
    <style:style style:name="T37" style:family="text">
      <style:text-properties fo:language="en" fo:country="US" fo:font-weight="normal" officeooo:rsid="004573de" style:font-weight-asian="normal" style:font-weight-complex="normal"/>
    </style:style>
    <style:style style:name="T38" style:family="text">
      <style:text-properties fo:color="#000000" fo:language="en" fo:country="US" officeooo:rsid="001c3ae9" style:font-weight-asian="normal" style:font-weight-complex="normal"/>
    </style:style>
    <style:style style:name="T39" style:family="text">
      <style:text-properties fo:font-style="italic" officeooo:rsid="0019d5d0" style:font-style-asian="italic" style:font-style-complex="italic"/>
    </style:style>
    <style:style style:name="T40" style:family="text">
      <style:text-properties fo:font-style="italic" officeooo:rsid="00397847" style:font-style-asian="italic" style:font-style-complex="italic"/>
    </style:style>
    <style:style style:name="T41" style:family="text">
      <style:text-properties fo:font-style="italic" officeooo:rsid="003a17a6" style:font-style-asian="italic" style:font-style-complex="italic"/>
    </style:style>
    <style:style style:name="T42" style:family="text">
      <style:text-properties fo:font-style="italic" officeooo:rsid="001ab9a4" style:font-style-asian="italic" style:font-weight-asian="normal" style:font-style-complex="italic" style:font-weight-complex="normal"/>
    </style:style>
    <style:style style:name="T43" style:family="text">
      <style:text-properties fo:font-style="italic" officeooo:rsid="001b3588" style:font-style-asian="italic" style:font-weight-asian="normal" style:font-style-complex="italic" style:font-weight-complex="normal"/>
    </style:style>
    <style:style style:name="T44" style:family="text">
      <style:text-properties officeooo:rsid="003a17a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tab/><text:span text:style-name="T39">Fabien Le Bronnec is a software </text:span><text:span text:style-name="T41">developer</text:span><text:span text:style-name="T39"> currently graduating with a Master’s degree. He works for ComptaCom, an accounting company sets in Laval. His </text:span><text:span text:style-name="T40">memoir</text:span><text:span text:style-name="T39">, entitled </text:span><text:span text:style-name="T42">“The blockchain beyond crypto-currencies”, </text:span><text:span text:style-name="T43">was produced for the “Institut d’Informatique Appliquée” of Laval in June 2018.</text:span></text:p>
      <text:p text:style-name="P11"/>
      <text:p text:style-name="P7">Block<text:span text:style-name="T44">c</text:span>hains, beyond Crypto-currencies</text:p>
      <text:p text:style-name="P8"/>
      <text:p text:style-name="P3"><text:span text:style-name="T1"><text:tab/></text:span><text:span text:style-name="T8">Since the creation of Bitcoin by a mysterious Satoshi Nakamoto in 2008, the blockchain technology </text:span><text:span text:style-name="T14">has </text:span><text:span text:style-name="T15">been much talked about</text:span><text:span text:style-name="T8">.</text:span><text:span text:style-name="T1"> To many, blockchain is little more than a “buzz word” tied to the financial </text:span><text:span text:style-name="T3">frenzy</text:span><text:span text:style-name="T1"> surrounding crypto-currencies. But as a matter of fact, crypto-currencies are more of a side effect of the blockchain technology </text:span><text:span text:style-name="T3">than a finality</text:span><text:span text:style-name="T1">. </text:span><text:span text:style-name="T3">Furthermore, everyone talk</text:span><text:span text:style-name="T19">s</text:span><text:span text:style-name="T3"> about blockchain, but not many understand really what it is and what it can do. </text:span></text:p>
      <text:p text:style-name="P2"><text:span text:style-name="T3"><text:tab/>The study was meant to explore th</text:span><text:span text:style-name="T19">e</text:span><text:span text:style-name="T3">s</text:span><text:span text:style-name="T19">e</text:span><text:span text:style-name="T3"> two problematics. In its first </text:span><text:span text:style-name="T16">part</text:span><text:span text:style-name="T3">, it did aim to provide a technical explanation and description on how a blockchain works. </text:span><text:span text:style-name="T2">Th</text:span><text:span text:style-name="T4">is</text:span><text:span text:style-name="T2"> </text:span><text:span text:style-name="T38">technical</text:span><text:span text:style-name="T2"> description was run through the study of technical articles on the Internet, generally aimed at developers and engineers. </text:span><text:span text:style-name="T4">Blockchain being a quite complex aggregation of technologies, it was broken down in smaller, simpler concepts in order to ease the reader comprehension.</text:span></text:p>
      <text:p text:style-name="P2"><text:span text:style-name="T2"><text:s/><text:tab/></text:span><text:span text:style-name="T4">The second part was about what can be achieved through blockchain technology. It was conducted </text:span><text:span text:style-name="T5">by exploring news articles and specialized blogs. The different identified uses of the blockchain were then ordered in a classification. Each use case was then illustrated by real life examples.</text:span></text:p>
      <text:p text:style-name="P1"><text:span text:style-name="T2"><text:tab/></text:span><text:span text:style-name="T4">A blockchain is first and foremost a distributed database which provide</text:span><text:span text:style-name="T6">s</text:span><text:span text:style-name="T4"> mechanisms to ensure </text:span><text:span text:style-name="T13">it</text:span><text:span text:style-name="T4"> c</text:span><text:span text:style-name="T7">a</text:span><text:span text:style-name="T13">nnot be forged. It</text:span><text:span text:style-name="T7"> gets its name from the fact that it is at its core a chain of linked blocks of data.</text:span><text:span text:style-name="T4"> </text:span><text:span text:style-name="T7">The main interest of the blockchain is that it</text:span><text:span text:style-name="T5"> </text:span><text:span text:style-name="T6">offers</text:span><text:span text:style-name="T5"> an </text:span><text:span text:style-name="T6">innovative</text:span><text:span text:style-name="T5"> solution to the age-long </text:span><text:span text:style-name="T6">problem of the “byzantine generals”, in which the different </text:span><text:span text:style-name="T8">nodes</text:span><text:span text:style-name="T6"> of a network can</text:span><text:span text:style-name="T17">not trust each other</text:span><text:span text:style-name="T6">. The idea is to use a </text:span><text:span text:style-name="T21">consensus </text:span><text:span text:style-name="T23">method</text:span><text:span text:style-name="T6"> shared by all the network </text:span><text:span text:style-name="T8">nodes</text:span><text:span text:style-name="T6">, so that </text:span><text:span text:style-name="T7">each one of them can, at any time, verify the coherency and validity of all the data in the base. This verification is actually very fast and easy, that is because the complexity lies in add</text:span><text:span text:style-name="T18">ing</text:span><text:span text:style-name="T7"> data </text:span><text:span text:style-name="T8">- </text:span><text:span text:style-name="T7">a new block </text:span><text:span text:style-name="T8">-</text:span><text:span text:style-name="T7"> to the chain. </text:span></text:p>
      <text:p text:style-name="P10"><text:span text:style-name="T7"><text:tab/></text:span><text:span text:style-name="T8">A node of the network which adds data to it is called a </text:span><text:span text:style-name="T20">miner. </text:span><text:span text:style-name="T25">In order to add a new block to the chain, a miner ha</text:span><text:span text:style-name="T28">s</text:span><text:span text:style-name="T25"> to resolve a complex computing problem called the </text:span><text:span text:style-name="T20">proof of work. </text:span><text:span text:style-name="T25">All miners are in competition w</text:span><text:span text:style-name="T28">ith</text:span><text:span text:style-name="T25"> each other, as each time a miner adds a block to the chain, every other one must start the problem over. </text:span><text:span text:style-name="T26">This fact added </text:span><text:span text:style-name="T27">to </text:span><text:span text:style-name="T26">the high energy consumption required for the problem resolution </text:span><text:span text:style-name="T27">resulted in the creation of another consensus method, the </text:span><text:span text:style-name="T22">proof of participation</text:span><text:span text:style-name="T27"> or </text:span><text:span text:style-name="T22">proof of stake</text:span><text:span text:style-name="T27">. In short, it is a way to ensure that miners have too much to loose to try to sabotage the chain. The logic behind it is much more complex than the logic behind the proof of work, but also much simple</text:span><text:span text:style-name="T29">r</text:span><text:span text:style-name="T27"> to compute, and thus way more </text:span><text:span text:style-name="T29">efficient.</text:span></text:p>
      <text:p text:style-name="P4"><text:span text:style-name="T8"><text:tab/>The main use case is obviously crypto-currencies, as both came to existence together with Bitcoin </text:span><text:span text:style-name="T9">and</text:span><text:span text:style-name="T8"> as such it has to be discussed. </text:span><text:span text:style-name="T9">The crypto-currency has to be though before all as an </text:span><text:soft-page-break/><text:span text:style-name="T9">incentive for the miner to participate in the chain. When a node successfully add</text:span><text:span text:style-name="T19">s</text:span><text:span text:style-name="T9"> a node to the chain, it is rewarded by an amount of money. This money can freely be given by a user to another. In its simpler form, the database part of such a blockchain essentially acts as a</text:span><text:span text:style-name="T19">n</text:span><text:span text:style-name="T9"> </text:span><text:span text:style-name="T13">unforgeable</text:span><text:span text:style-name="T9"> registry of the transactions. Bitcoin always aimed to be nothing but a proof of concept of the blockchain, and the speculative madness surrounding it is nothing but a side effect.</text:span></text:p>
      <text:p text:style-name="P5"><text:span text:style-name="T9"><text:tab/></text:span><text:span text:style-name="T10">But going further, there are many possible use cases. Each and every one of them rely on the t</text:span><text:span text:style-name="T19">h</text:span><text:span text:style-name="T10">ree main concepts offered by the blockchain : </text:span><text:span text:style-name="T13">tamper-proof</text:span><text:span text:style-name="T4">, </text:span><text:span text:style-name="T10">distributivity and automation. </text:span></text:p>
      <text:p text:style-name="P5"><text:span text:style-name="T10"><text:tab/>A blockchain being a program, it is well possible to feed it with </text:span><text:span text:style-name="T11">scripts which it is able to execute. In its simpler form, such a script has one or more conditions which trigger its execution. The benefit of the blockchain is that said conditions </text:span><text:span text:style-name="T12">being part of itself</text:span><text:span text:style-name="T11"> cannot be </text:span><text:span text:style-name="T12">faked</text:span><text:span text:style-name="T11">, no more than the result of the execution. This concept is called </text:span><text:span text:style-name="T24">smart-contracts </text:span><text:span text:style-name="T30">and it could be used to automatize as diverse things as triggering assurance policies execution or resolve bets without the need of a third party – in our cases an expert or a bookmaker.</text:span></text:p>
      <text:p text:style-name="P5"><text:span text:style-name="T30"><text:tab/>Another major use case is to help prevent fraud and improve traceability, </text:span><text:span text:style-name="T31">for example b</text:span><text:span text:style-name="T30">y saving every step </text:span><text:span text:style-name="T35">of</text:span><text:span text:style-name="T30"> the life of a product in a blockchain. </text:span><text:span text:style-name="T31">P</text:span><text:span text:style-name="T30">roducers</text:span><text:span text:style-name="T31">,</text:span><text:span text:style-name="T30"> distributors </text:span><text:span text:style-name="T31">and even customers</text:span><text:span text:style-name="T30"> could verify at any time </text:span><text:span text:style-name="T31">that said good is genuine. For governments, it would offer a way to simply assert that the product complies with legal requirements. Such projects are already in use to fight </text:span><text:span text:style-name="T33">fraud in food or financial industries.</text:span></text:p>
      <text:p text:style-name="P5"><text:span text:style-name="T31"><text:tab/></text:span><text:span text:style-name="T32">Despite existing for 10 years, blockchain remains quite a recent concept. Many observers <text:s text:c="2"/>herald that it will revolutionize the information technologies, and even our day-by-day life, but this revolution obviously has yet to come and crypto-currencies are nothing but the tip of the iceberg. As a matter of fact, world governments do not seem to be eager to lose their control on currencies and financial transaction</text:span><text:span text:style-name="T33"> and it seems hard to know if we will get to pay our rent or taxes in crypto-currency in a near future.</text:span></text:p>
      <text:p text:style-name="P5"><text:span text:style-name="T33"><text:tab/>But I think we are going to see emerging many projects in the years to come that use blockchain as a mean rather than a</text:span><text:span text:style-name="T34">n</text:span><text:span text:style-name="T33"> end. The worldwide renewed exigence for </text:span><text:span text:style-name="T35">decentralization, </text:span><text:span text:style-name="T33">transparency and </text:span><text:span text:style-name="T35">security</text:span><text:span text:style-name="T33"> offers many opportunities in which blockchain could reveal a precious tool. Most of th</text:span><text:span text:style-name="T35">ese</text:span><text:span text:style-name="T33"> projects are going to be made at two extremities of compan</text:span><text:span text:style-name="T37">ies</text:span><text:span text:style-name="T33"> spectrum. Either by </text:span><text:span text:style-name="T34">small </text:span><text:span text:style-name="T33">startups, which are going to “bet” on </text:span><text:span text:style-name="T34">the</text:span><text:span text:style-name="T33"> concept, or by big players - like banks or governments – who </text:span><text:span text:style-name="T36">have the mean</text:span><text:span text:style-name="T37">ings</text:span><text:span text:style-name="T36"> and the capacity to build the new standards of tomorrow</text:span><text:span text:style-name="T33">.</text:span></text:p>
      <text:p text:style-name="P9"><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6T11:44:32.373539085</meta:creation-date>
    <dc:date>2018-06-07T10:09:17.727234654</dc:date>
    <meta:editing-duration>PT5H39M42S</meta:editing-duration>
    <meta:editing-cycles>33</meta:editing-cycles>
    <meta:generator>LibreOffice/5.2.7.2$Linux_X86_64 LibreOffice_project/20m0$Build-2</meta:generator>
    <meta:document-statistic meta:table-count="0" meta:image-count="0" meta:object-count="0" meta:page-count="2" meta:paragraph-count="14" meta:word-count="1012" meta:character-count="5906" meta:non-whitespace-character-count="4886"/>
  </office:meta>
</office:document-meta>
</file>